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ponesa" svg:font-family="Japone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2.719cm"/>
    </style:style>
    <style:style style:name="pr2" style:family="presentation" style:parent-style-name="Standard-subtitle">
      <style:graphic-properties draw:fill-color="#ffffff" draw:auto-grow-height="true" fo:min-height="2.31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Japonesa"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style:font-name="Japones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18.8cm" svg:height="2.719cm" svg:x="1.236cm" svg:y="19.721cm" presentation:class="subtitle" presentation:user-transformed="true">
          <draw:text-box>
            <text:p><text:span text:style-name="T1">Dominik Dominik</text:span></text:p>
          </draw:text-box>
        </draw:frame>
        <draw:frame presentation:style-name="pr2" draw:text-style-name="P1" draw:layer="layout" svg:width="18.8cm" svg:height="2.319cm" svg:x="1.2cm" svg:y="23.281cm">
          <draw:text-box>
            <text:p><text:span text:style-name="T1">2. Pla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ponesa" svg:font-family="Japone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919cm" svg:height="4.625cm" svg:x="2.14cm" svg:y="2.104cm" presentation:class="title" presentation:placeholder="true">
        <draw:text-box/>
      </draw:frame>
      <draw:frame presentation:style-name="Standard-outline1" draw:layer="backgroundobjects" svg:width="16.919cm" svg:height="16.065cm" svg:x="2.14cm" svg:y="7.481cm" presentation:class="outline" presentation:placeholder="true">
        <draw:text-box/>
      </draw:frame>
      <draw:frame presentation:style-name="Mpr1" draw:text-style-name="MP2" draw:layer="backgroundobjects" svg:width="4.379cm" svg:height="1.91cm" svg:x="2.14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959cm" svg:height="1.91cm" svg:x="7.629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379cm" svg:height="1.91cm" svg:x="14.679cm" svg:y="26.23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9:27:37.152439470</meta:creation-date>
    <dc:date>2019-01-19T20:55:51.781784664</dc:date>
    <meta:editing-duration>PT1H50M19S</meta:editing-duration>
    <meta:editing-cycles>7</meta:editing-cycles>
    <meta:generator>LibreOffice/5.3.6.1$Linux_X86_64 LibreOffice_project/30$Build-1</meta:generator>
    <meta:print-date>2019-01-19T19:19:30.980180535</meta:print-date>
    <meta:document-statistic meta:object-count="25"/>
  </office:meta>
</office:document-meta>
</file>